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line-height="100%"/>
      <style:text-properties style:font-name="Arial" fo:font-size="9.5pt" style:font-name-asian="Arial1" style:font-size-asian="9.5pt" style:font-name-complex="Arial1" style:font-size-complex="9.5pt"/>
    </style:style>
    <style:style style:name="P2" style:family="paragraph" style:parent-style-name="normal">
      <style:paragraph-properties fo:margin-top="0in" fo:margin-bottom="0in" loext:contextual-spacing="false" fo:line-height="100%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normal" officeooo:rsid="000b3e09" officeooo:paragraph-rsid="000b3e09" style:font-name-asian="Arial1" style:font-size-asian="12pt" style:font-weight-asian="normal" style:font-name-complex="Arial1" style:font-size-complex="12pt" style:font-weight-complex="normal"/>
    </style:style>
    <style:style style:name="P5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6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cfc9" officeooo:paragraph-rsid="0032cfc9" fo:background-color="transparent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fcb9" officeooo:paragraph-rsid="0032fcb9" fo:background-color="transparent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00%" fo:text-indent="0in" style:auto-text-indent="false" fo:background-color="#ffffff"/>
      <style:text-properties fo:color="#000000" style:font-name="Arial" fo:font-size="12pt" style:font-name-asian="Arial1" style:font-size-asian="12pt" style:font-name-complex="Arial1" style:font-size-complex="12pt"/>
    </style:style>
    <style:style style:name="P12" style:family="paragraph" style:parent-style-name="normal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  <style:text-properties fo:color="#000000" style:font-name="Arial" fo:font-size="8pt" style:font-name-asian="Arial1" style:font-size-asian="8pt" style:font-name-complex="Arial1" style:font-size-complex="8pt"/>
    </style:style>
    <style:style style:name="P13" style:family="paragraph" style:parent-style-name="normal">
      <loext:graphic-properties draw:fill="none" draw:fill-color="#ffffff"/>
      <style:paragraph-properties fo:margin-left="0.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4" style:family="paragraph" style:parent-style-name="normal" style:master-page-name="Standard">
      <style:paragraph-properties fo:margin-top="0in" fo:margin-bottom="0in" loext:contextual-spacing="false" fo:line-height="100%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5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d42e4" officeooo:paragraph-rsid="000d42e4" fo:background-color="transparent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f1f91" officeooo:paragraph-rsid="000f1f91" fo:background-color="transparent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0e1f0" officeooo:paragraph-rsid="0010e1f0" fo:background-color="transparent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1928" officeooo:paragraph-rsid="00181928" fo:background-color="transparent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6962" officeooo:paragraph-rsid="00156962" fo:background-color="transparent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b231" officeooo:paragraph-rsid="0015b231" fo:background-color="transparent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696e0" officeooo:paragraph-rsid="001696e0" fo:background-color="transparent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6d5f" officeooo:paragraph-rsid="00186d5f" fo:background-color="transparent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eaf1" officeooo:paragraph-rsid="0018eaf1" fo:background-color="transparent" style:font-name-asian="Arial1" style:font-size-asian="12pt" style:font-style-asian="normal" style:font-weight-asian="normal" style:font-name-complex="Arial1" style:font-size-complex="12pt"/>
    </style:style>
    <style:style style:name="P25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a8d1a" officeooo:paragraph-rsid="001a8d1a" fo:background-color="transparent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c861c" officeooo:paragraph-rsid="001c861c" fo:background-color="transparent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df6cf" officeooo:paragraph-rsid="001df6cf" fo:background-color="transparent" style:font-name-asian="Arial1" style:font-size-asian="12pt" style:font-style-asian="normal" style:font-weight-asian="normal" style:font-name-complex="Arial1" style:font-size-complex="12pt"/>
    </style:style>
    <style:style style:name="P28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c5b9" officeooo:paragraph-rsid="001fc5b9" fo:background-color="transparent" style:font-name-asian="Arial1" style:font-size-asian="12pt" style:font-style-asian="normal" style:font-weight-asian="normal" style:font-name-complex="Arial1" style:font-size-complex="12pt"/>
    </style:style>
    <style:style style:name="P29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310d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30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2eadc" officeooo:paragraph-rsid="0022eadc" fo:background-color="transparent" style:font-name-asian="Arial1" style:font-size-asian="12pt" style:font-style-asian="normal" style:font-weight-asian="normal" style:font-name-complex="Arial1" style:font-size-complex="12pt"/>
    </style:style>
    <style:style style:name="P31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3b3d2" officeooo:paragraph-rsid="0023b3d2" fo:background-color="transparent" style:font-name-asian="Arial1" style:font-size-asian="12pt" style:font-style-asian="normal" style:font-weight-asian="normal" style:font-name-complex="Arial1" style:font-size-complex="12pt"/>
    </style:style>
    <style:style style:name="P32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52de5" officeooo:paragraph-rsid="00252de5" fo:background-color="transparent" style:font-name-asian="Arial1" style:font-size-asian="12pt" style:font-style-asian="normal" style:font-weight-asian="normal" style:font-name-complex="Arial1" style:font-size-complex="12pt"/>
    </style:style>
    <style:style style:name="P33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aef71" officeooo:paragraph-rsid="002aef71" fo:background-color="transparent" style:font-name-asian="Arial1" style:font-size-asian="12pt" style:font-style-asian="normal" style:font-weight-asian="normal" style:font-name-complex="Arial1" style:font-size-complex="12pt"/>
    </style:style>
    <style:style style:name="P34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bd5ff" officeooo:paragraph-rsid="002bd5ff" fo:background-color="transparent" style:font-name-asian="Arial1" style:font-size-asian="12pt" style:font-style-asian="normal" style:font-weight-asian="normal" style:font-name-complex="Arial1" style:font-size-complex="12pt"/>
    </style:style>
    <style:style style:name="P35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e2117" officeooo:paragraph-rsid="002e2117" fo:background-color="transparent" style:font-name-asian="Arial1" style:font-size-asian="12pt" style:font-style-asian="normal" style:font-weight-asian="normal" style:font-name-complex="Arial1" style:font-size-complex="12pt"/>
    </style:style>
    <style:style style:name="P36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8177" officeooo:paragraph-rsid="002f8177" fo:background-color="transparent" style:font-name-asian="Arial1" style:font-size-asian="12pt" style:font-style-asian="normal" style:font-weight-asian="normal" style:font-name-complex="Arial1" style:font-size-complex="12pt"/>
    </style:style>
    <style:style style:name="P37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e3ba" officeooo:paragraph-rsid="002fe3ba" fo:background-color="transparent" style:font-name-asian="Arial1" style:font-size-asian="12pt" style:font-style-asian="normal" style:font-weight-asian="normal" style:font-name-complex="Arial1" style:font-size-complex="12pt"/>
    </style:style>
    <style:style style:name="P38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ebb5" officeooo:paragraph-rsid="002febb5" fo:background-color="transparent" style:font-name-asian="Arial1" style:font-size-asian="12pt" style:font-style-asian="normal" style:font-weight-asian="normal" style:font-name-complex="Arial1" style:font-size-complex="12pt"/>
    </style:style>
    <style:style style:name="P39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18de3" officeooo:paragraph-rsid="00318de3" fo:background-color="transparent" style:font-name-asian="Arial1" style:font-size-asian="12pt" style:font-style-asian="normal" style:font-weight-asian="normal" style:font-name-complex="Arial1" style:font-size-complex="12pt"/>
    </style:style>
    <style:style style:name="P40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318de3" fo:background-color="transparent" style:font-name-asian="Arial1" style:font-size-asian="12pt" style:font-style-asian="normal" style:font-weight-asian="normal" style:font-name-complex="Arial1" style:font-size-complex="12pt"/>
    </style:style>
    <style:style style:name="P41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cfc9" officeooo:paragraph-rsid="0032cfc9" fo:background-color="transparent" style:font-name-asian="Arial1" style:font-size-asian="12pt" style:font-style-asian="normal" style:font-weight-asian="normal" style:font-name-complex="Arial1" style:font-size-complex="12pt"/>
    </style:style>
    <style:style style:name="P42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fcb9" officeooo:paragraph-rsid="0032fcb9" fo:background-color="transparent" style:font-name-asian="Arial1" style:font-size-asian="12pt" style:font-style-asian="normal" style:font-weight-asian="normal" style:font-name-complex="Arial1" style:font-size-complex="12pt"/>
    </style:style>
    <style:style style:name="P43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5f4be" officeooo:paragraph-rsid="0035f4be" fo:background-color="transparent" style:font-name-asian="Arial1" style:font-size-asian="12pt" style:font-style-asian="normal" style:font-weight-asian="normal" style:font-name-complex="Arial1" style:font-size-complex="12pt"/>
    </style:style>
    <style:style style:name="P44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5f4be" officeooo:paragraph-rsid="003617d0" fo:background-color="transparent" style:font-name-asian="Arial1" style:font-size-asian="12pt" style:font-style-asian="normal" style:font-weight-asian="normal" style:font-name-complex="Arial1" style:font-size-complex="12pt"/>
    </style:style>
    <style:style style:name="P45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617d0" officeooo:paragraph-rsid="00380d19" fo:background-color="transparent" style:font-name-asian="Arial1" style:font-size-asian="12pt" style:font-style-asian="normal" style:font-weight-asian="normal" style:font-name-complex="Arial1" style:font-size-complex="12pt"/>
    </style:style>
    <style:style style:name="P46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80d19" officeooo:paragraph-rsid="003988c9" fo:background-color="transparent" style:font-name-asian="Arial1" style:font-size-asian="12pt" style:font-style-asian="normal" style:font-weight-asian="normal" style:font-name-complex="Arial1" style:font-size-complex="12pt"/>
    </style:style>
    <style:style style:name="P47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988c9" officeooo:paragraph-rsid="003988c9" fo:background-color="transparent" style:font-name-asian="Arial1" style:font-size-asian="12pt" style:font-style-asian="normal" style:font-weight-asian="normal" style:font-name-complex="Arial1" style:font-size-complex="12pt"/>
    </style:style>
    <style:style style:name="P48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988c9" officeooo:paragraph-rsid="003b4d04" fo:background-color="transparent" style:font-name-asian="Arial1" style:font-size-asian="12pt" style:font-style-asian="normal" style:font-weight-asian="normal" style:font-name-complex="Arial1" style:font-size-complex="12pt"/>
    </style:style>
    <style:style style:name="P49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d0269" officeooo:paragraph-rsid="003d9966" fo:background-color="transparent" style:font-name-asian="Arial1" style:font-size-asian="12pt" style:font-style-asian="normal" style:font-weight-asian="normal" style:font-name-complex="Arial1" style:font-size-complex="12pt"/>
    </style:style>
    <style:style style:name="P50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d9966" officeooo:paragraph-rsid="003d9966" fo:background-color="transparent" style:font-name-asian="Arial1" style:font-size-asian="12pt" style:font-style-asian="normal" style:font-weight-asian="normal" style:font-name-complex="Arial1" style:font-size-complex="12pt"/>
    </style:style>
    <style:style style:name="P51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d9966" officeooo:paragraph-rsid="003f25b4" fo:background-color="transparent" style:font-name-asian="Arial1" style:font-size-asian="12pt" style:font-style-asian="normal" style:font-weight-asian="normal" style:font-name-complex="Arial1" style:font-size-complex="12pt"/>
    </style:style>
    <style:style style:name="P52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f25b4" officeooo:paragraph-rsid="003f25b4" fo:background-color="transparent" style:font-name-asian="Arial1" style:font-size-asian="12pt" style:font-style-asian="normal" style:font-weight-asian="normal" style:font-name-complex="Arial1" style:font-size-complex="12pt"/>
    </style:style>
    <style:style style:name="P53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f25b4" officeooo:paragraph-rsid="003f5d7e" fo:background-color="transparent" style:font-name-asian="Arial1" style:font-size-asian="12pt" style:font-style-asian="normal" style:font-weight-asian="normal" style:font-name-complex="Arial1" style:font-size-complex="12pt"/>
    </style:style>
    <style:style style:name="P54" style:family="paragraph" style:parent-style-name="normal" style:list-style-name="L6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3b4f6" officeooo:paragraph-rsid="0053b4f6" fo:background-color="transparent" style:font-name-asian="Arial1" style:font-size-asian="12pt" style:font-style-asian="normal" style:font-weight-asian="normal" style:font-name-complex="Arial1" style:font-size-complex="12pt"/>
    </style:style>
    <style:style style:name="P55" style:family="paragraph" style:parent-style-name="normal" style:list-style-name="L6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3fd50" officeooo:paragraph-rsid="0053fd50" fo:background-color="transparent" style:font-name-asian="Arial1" style:font-size-asian="12pt" style:font-style-asian="normal" style:font-weight-asian="normal" style:font-name-complex="Arial1" style:font-size-complex="12pt"/>
    </style:style>
    <style:style style:name="P56" style:family="paragraph" style:parent-style-name="normal" style:list-style-name="L6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6c9b8" officeooo:paragraph-rsid="0056c9b8" fo:background-color="transparent" style:font-name-asian="Arial1" style:font-size-asian="12pt" style:font-style-asian="normal" style:font-weight-asian="normal" style:font-name-complex="Arial1" style:font-size-complex="12pt"/>
    </style:style>
    <style:style style:name="P57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58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59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19c62b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60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c9211e" style:text-line-through-style="none" style:text-line-through-type="none" style:text-position="0% 100%" style:font-name="Times New Roman" fo:font-size="12pt" fo:font-style="normal" style:text-underline-style="none" fo:font-weight="normal" officeooo:rsid="003f5d7e" officeooo:paragraph-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61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c9211e" style:text-line-through-style="none" style:text-line-through-type="none" style:text-position="0% 100%" style:font-name="Times New Roman" fo:font-size="12pt" fo:font-style="normal" style:text-underline-style="none" fo:font-weight="normal" officeooo:rsid="003f5d7e" officeooo:paragraph-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62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rsid="001c861c" officeooo:paragraph-rsid="001c861c"/>
    </style:style>
    <style:style style:name="P63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rsid="0022eadc" officeooo:paragraph-rsid="0022eadc"/>
    </style:style>
    <style:style style:name="P64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d0269"/>
    </style:style>
    <style:style style:name="P65" style:family="paragraph" style:parent-style-name="normal" style:list-style-name="L5">
      <style:paragraph-properties fo:margin-top="0in" fo:margin-bottom="0in" loext:contextual-spacing="false"/>
      <style:text-properties style:font-name="Times New Roman" fo:font-size="12pt" style:font-size-asian="12pt" style:font-size-complex="12pt"/>
    </style:style>
    <style:style style:name="P66" style:family="paragraph" style:parent-style-name="normal" style:list-style-name="L5">
      <style:paragraph-properties fo:margin-top="0in" fo:margin-bottom="0in" loext:contextual-spacing="false"/>
      <style:text-properties officeooo:paragraph-rsid="004881fe"/>
    </style:style>
    <style:style style:name="P67" style:family="paragraph" style:parent-style-name="normal" style:list-style-name="L5">
      <style:paragraph-properties fo:margin-top="0in" fo:margin-bottom="0in" loext:contextual-spacing="false"/>
      <style:text-properties officeooo:paragraph-rsid="004df4e2"/>
    </style:style>
    <style:style style:name="P68" style:family="paragraph" style:parent-style-name="normal" style:list-style-name="L5">
      <style:paragraph-properties fo:margin-top="0in" fo:margin-bottom="0in" loext:contextual-spacing="false"/>
      <style:text-properties officeooo:paragraph-rsid="0052e74a"/>
    </style:style>
    <style:style style:name="P69" style:family="paragraph" style:parent-style-name="normal" style:list-style-name="L5">
      <style:paragraph-properties fo:margin-top="0in" fo:margin-bottom="0in" loext:contextual-spacing="false"/>
      <style:text-properties officeooo:paragraph-rsid="0053508c"/>
    </style:style>
    <style:style style:name="P70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881fe" officeooo:paragraph-rsid="00496df5" fo:background-color="transparent" style:font-name-asian="Arial1" style:font-size-asian="12pt" style:font-style-asian="normal" style:font-weight-asian="normal" style:font-name-complex="Arial1" style:font-size-complex="12pt"/>
    </style:style>
    <style:style style:name="P71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96df5" officeooo:paragraph-rsid="00496df5" fo:background-color="transparent" style:font-name-asian="Arial1" style:font-size-asian="12pt" style:font-style-asian="normal" style:font-weight-asian="normal" style:font-name-complex="Arial1" style:font-size-complex="12pt"/>
    </style:style>
    <style:style style:name="P72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9ac59" officeooo:paragraph-rsid="0049ac59" fo:background-color="transparent" style:font-name-asian="Arial1" style:font-size-asian="12pt" style:font-style-asian="normal" style:font-weight-asian="normal" style:font-name-complex="Arial1" style:font-size-complex="12pt"/>
    </style:style>
    <style:style style:name="P73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9ac59" officeooo:paragraph-rsid="004b2470" fo:background-color="transparent" style:font-name-asian="Arial1" style:font-size-asian="12pt" style:font-style-asian="normal" style:font-weight-asian="normal" style:font-name-complex="Arial1" style:font-size-complex="12pt"/>
    </style:style>
    <style:style style:name="P74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b2470" officeooo:paragraph-rsid="004b2470" fo:background-color="transparent" style:font-name-asian="Arial1" style:font-size-asian="12pt" style:font-style-asian="normal" style:font-weight-asian="normal" style:font-name-complex="Arial1" style:font-size-complex="12pt"/>
    </style:style>
    <style:style style:name="P75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b2470" officeooo:paragraph-rsid="004c6b5d" fo:background-color="transparent" style:font-name-asian="Arial1" style:font-size-asian="12pt" style:font-style-asian="normal" style:font-weight-asian="normal" style:font-name-complex="Arial1" style:font-size-complex="12pt"/>
    </style:style>
    <style:style style:name="P76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c6b5d" officeooo:paragraph-rsid="004c6b5d" fo:background-color="transparent" style:font-name-asian="Arial1" style:font-size-asian="12pt" style:font-style-asian="normal" style:font-weight-asian="normal" style:font-name-complex="Arial1" style:font-size-complex="12pt"/>
    </style:style>
    <style:style style:name="P77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df4e2" officeooo:paragraph-rsid="005224e9" fo:background-color="transparent" style:font-name-asian="Arial1" style:font-size-asian="12pt" style:font-style-asian="normal" style:font-weight-asian="normal" style:font-name-complex="Arial1" style:font-size-complex="12pt"/>
    </style:style>
    <style:style style:name="P78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24e9" officeooo:paragraph-rsid="005224e9" fo:background-color="transparent" style:font-name-asian="Arial1" style:font-size-asian="12pt" style:font-style-asian="normal" style:font-weight-asian="normal" style:font-name-complex="Arial1" style:font-size-complex="12pt"/>
    </style:style>
    <style:style style:name="P79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24e9" officeooo:paragraph-rsid="0052939d" fo:background-color="transparent" style:font-name-asian="Arial1" style:font-size-asian="12pt" style:font-style-asian="normal" style:font-weight-asian="normal" style:font-name-complex="Arial1" style:font-size-complex="12pt"/>
    </style:style>
    <style:style style:name="P80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e74a" officeooo:paragraph-rsid="0052e74a" fo:background-color="transparent" style:font-name-asian="Arial1" style:font-size-asian="12pt" style:font-style-asian="normal" style:font-weight-asian="normal" style:font-name-complex="Arial1" style:font-size-complex="12pt"/>
    </style:style>
    <style:style style:name="P81" style:family="paragraph" style:parent-style-name="normal" style:list-style-name="L5">
      <style:paragraph-properties fo:margin-top="0in" fo:margin-bottom="0in" loext:contextual-spacing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3508c" officeooo:paragraph-rsid="0053508c" fo:background-color="transparent" style:font-name-asian="Arial1" style:font-size-asian="12pt" style:font-style-asian="normal" style:font-weight-asian="normal" style:font-name-complex="Arial1" style:font-size-complex="12pt"/>
    </style:style>
    <style:style style:name="P82" style:family="paragraph" style:parent-style-name="normal" style:list-style-name="L5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8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84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1c861c" fo:background-color="transparent" style:font-name-asian="Arial1" style:font-size-asian="12pt" style:font-style-asian="normal" style:font-weight-asian="normal" style:font-name-complex="Arial1" style:font-size-complex="12pt"/>
    </style:style>
    <style:style style:name="P85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35f4be" fo:background-color="transparent" style:font-name-asian="Arial1" style:font-size-asian="12pt" style:font-style-asian="normal" style:font-weight-asian="normal" style:font-name-complex="Arial1" style:font-size-complex="12pt"/>
    </style:style>
    <style:style style:name="P86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3f881b" fo:background-color="transparent" style:font-name-asian="Arial1" style:font-size-asian="12pt" style:font-style-asian="normal" style:font-weight-asian="normal" style:font-name-complex="Arial1" style:font-size-complex="12pt"/>
    </style:style>
    <style:style style:name="P87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8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53bc40" fo:background-color="transparent" style:font-name-asian="Arial1" style:font-size-asian="12pt" style:font-style-asian="normal" style:font-weight-asian="normal" style:font-name-complex="Arial1" style:font-size-complex="12pt"/>
    </style:style>
    <style:style style:name="P89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90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1" style:font-size-asian="12pt" style:font-style-asian="normal" style:font-weight-asian="normal" style:font-name-complex="Arial1" style:font-size-complex="12pt"/>
    </style:style>
    <style:style style:name="P9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</style:style>
    <style:style style:name="P92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35f4be" fo:background-color="transparent" style:font-name-asian="Arial1" style:font-size-asian="12pt" style:font-style-asian="normal" style:font-weight-asian="normal" style:font-name-complex="Arial1" style:font-size-complex="12pt"/>
    </style:style>
    <style:style style:name="P94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  <style:text-properties fo:color="#000000" style:font-name="Arial" fo:font-size="12pt" style:font-name-asian="Arial1" style:font-size-asian="12pt" style:font-name-complex="Arial1" style:font-size-complex="12pt"/>
    </style:style>
    <style:style style:name="P95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96" style:family="paragraph" style:parent-style-name="normal" style:list-style-name="WWNum1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53bc40" fo:background-color="transparent" style:font-name-asian="Arial1" style:font-size-asian="12pt" style:font-style-asian="normal" style:font-weight-asian="normal" style:font-name-complex="Arial1" style:font-size-complex="12pt"/>
    </style:style>
    <style:style style:name="P9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transparent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582b35" fo:background-color="transparent" style:font-name-asian="Arial1" style:font-size-asian="12pt" style:font-style-asian="normal" style:font-weight-asian="normal" style:font-name-complex="Arial1" style:font-size-complex="12pt"/>
    </style:style>
    <style:style style:name="P98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582b35" fo:background-color="transparent" style:font-name-asian="Arial1" style:font-size-asian="12pt" style:font-style-asian="normal" style:font-weight-asian="normal" style:font-name-complex="Arial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1" style:font-size-asian="12pt" style:font-style-asian="italic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#ffffff" loext:char-shading-value="0" style:font-name-asian="Arial1" style:font-size-asian="12pt" style:font-style-asian="italic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c5b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310d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b4d04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b9bc2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6af5a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72bc2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4cc2aa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05b5b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24e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2939d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53508c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fo:background-color="transparent" loext:char-shading-value="0" style:font-name-asian="Arial1" style:font-style-asian="normal" style:font-weight-asian="normal" style:font-name-complex="Arial1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f881b" fo:background-color="transparent" loext:char-shading-value="0" style:font-name-asian="Arial1" style:font-style-asian="normal" style:font-weight-asian="normal" style:font-name-complex="Arial1"/>
    </style:style>
    <style:style style:name="T2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668f4" fo:background-color="transparent" loext:char-shading-value="0" style:font-name-asian="Arial1" style:font-style-asian="normal" style:font-weight-asian="normal" style:font-name-complex="Arial1"/>
    </style:style>
    <style:style style:name="T2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02431" fo:background-color="transparent" loext:char-shading-value="0" style:font-name-asian="Arial1" style:font-style-asian="normal" style:font-weight-asian="normal" style:font-name-complex="Arial1"/>
    </style:style>
    <style:style style:name="T2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0dfa7" fo:background-color="transparent" loext:char-shading-value="0" style:font-name-asian="Arial1" style:font-style-asian="normal" style:font-weight-asian="normal" style:font-name-complex="Arial1"/>
    </style:style>
    <style:style style:name="T2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2702e" fo:background-color="transparent" loext:char-shading-value="0" style:font-name-asian="Arial1" style:font-style-asian="normal" style:font-weight-asian="normal" style:font-name-complex="Arial1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32cf9" fo:background-color="transparent" loext:char-shading-value="0" style:font-name-asian="Arial1" style:font-style-asian="normal" style:font-weight-asian="normal" style:font-name-complex="Arial1"/>
    </style:style>
    <style:style style:name="T2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448c5f" fo:background-color="transparent" loext:char-shading-value="0" style:font-name-asian="Arial1" style:font-style-asian="normal" style:font-weight-asian="normal" style:font-name-complex="Arial1"/>
    </style:style>
    <style:style style:name="T26" style:family="text">
      <style:text-properties officeooo:rsid="0012a272"/>
    </style:style>
    <style:style style:name="T27" style:family="text">
      <style:text-properties officeooo:rsid="00142330"/>
    </style:style>
    <style:style style:name="T28" style:family="text">
      <style:text-properties officeooo:rsid="002bd5ff"/>
    </style:style>
    <style:style style:name="T29" style:family="text">
      <style:text-properties officeooo:rsid="002c8f35"/>
    </style:style>
    <style:style style:name="T30" style:family="text">
      <style:text-properties officeooo:rsid="002f8177"/>
    </style:style>
    <style:style style:name="T31" style:family="text">
      <style:text-properties officeooo:rsid="002fe3ba"/>
    </style:style>
    <style:style style:name="T32" style:family="text">
      <style:text-properties officeooo:rsid="002febb5"/>
    </style:style>
    <style:style style:name="T33" style:family="text">
      <style:text-properties officeooo:rsid="00318de3"/>
    </style:style>
    <style:style style:name="T34" style:family="text">
      <style:text-properties officeooo:rsid="0032cfc9"/>
    </style:style>
    <style:style style:name="T35" style:family="text">
      <style:text-properties officeooo:rsid="0053bc40"/>
    </style:style>
    <style:style style:name="T36" style:family="text">
      <style:text-properties officeooo:rsid="00551f3d"/>
    </style:style>
    <style:style style:name="T37" style:family="text">
      <style:text-properties officeooo:rsid="00582b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MPREHENSIVE REVIEW READING LIST for Fall 2020 and Spring 2021</text:p>
      <text:p text:style-name="P3">Artificial Intelligence/Machine Learning (AI/ML)</text:p>
      <text:p text:style-name="P4">Note by: Zahid Hasan.</text:p>
      <text:p text:style-name="P1"/>
      <text:list xml:id="list4003414139" text:style-name="WWNum1">
        <text:list-item>
          <text:p text:style-name="P83">McCarthy, J., and Hayes, P.(1969) Some Philosophical Problems from the</text:p>
        </text:list-item>
      </text:list>
      <text:p text:style-name="P8">Standpoint of Artificial Intelligence. Machine Intelligence. Vol. 4, p.463-502.</text:p>
      <text:list xml:id="list589351803" text:style-name="L1">
        <text:list-item>
          <text:p text:style-name="P15">1. What is knowledge, causality 2. Formalism which can be proved about correctness and 3. Open question about (2)</text:p>
        </text:list-item>
        <text:list-item>
          <text:p text:style-name="P16">Problem representations in context of computation!!</text:p>
        </text:list-item>
        <text:list-item>
          <text:p text:style-name="P17">Knowledge and representation <text:span text:style-name="T26">(model of world/problem)</text:span>! - <text:span text:style-name="T27">should be able to answer the question. </text:span></text:p>
        </text:list-item>
        <text:list-item>
          <text:p text:style-name="P18">Intelligence definition</text:p>
          <text:list>
            <text:list-item>
              <text:p text:style-name="P59">Epistemological – Representation (This paper)</text:p>
            </text:list-item>
            <text:list-item>
              <text:p text:style-name="P18">heuristic – Rule based</text:p>
            </text:list-item>
          </text:list>
        </text:list-item>
        <text:list-item>
          <text:p text:style-name="P19">Philosophical Questions</text:p>
          <text:list>
            <text:list-item>
              <text:p text:style-name="P20">Necessity of philosophy!!</text:p>
            </text:list-item>
            <text:list-item>
              <text:p text:style-name="P20">Reasoning program (strategy to solve problem)</text:p>
            </text:list-item>
            <text:list-item>
              <text:p text:style-name="P20">Representations of the world </text:p>
            </text:list-item>
            <text:list-item>
              <text:p text:style-name="P21">Notion of ‘Can’</text:p>
            </text:list-item>
          </text:list>
        </text:list-item>
        <text:list-item>
          <text:p text:style-name="P22">Formalism </text:p>
          <text:list>
            <text:list-item>
              <text:p text:style-name="P19">situation</text:p>
            </text:list-item>
            <text:list-item>
              <text:p text:style-name="P19">Fluents (function of situation)</text:p>
            </text:list-item>
            <text:list-item>
              <text:p text:style-name="P23">causality </text:p>
            </text:list-item>
            <text:list-item>
              <text:p text:style-name="P23">Actions </text:p>
            </text:list-item>
            <text:list-item>
              <text:p text:style-name="P23">Strategies</text:p>
            </text:list-item>
            <text:list-item>
              <text:p text:style-name="P24">knowledge and ability </text:p>
            </text:list-item>
          </text:list>
        </text:list-item>
        <text:list-item>
          <text:p text:style-name="P25">Open Problems</text:p>
          <text:list>
            <text:list-item>
              <text:p text:style-name="P25">Approximate of results </text:p>
            </text:list-item>
            <text:list-item>
              <text:p text:style-name="P25">Meanings of Can</text:p>
            </text:list-item>
            <text:list-item>
              <text:p text:style-name="P25">Frame problem </text:p>
            </text:list-item>
            <text:list-item>
              <text:p text:style-name="P25">formal literature </text:p>
            </text:list-item>
            <text:list-item>
              <text:p text:style-name="P25">Probabilities </text:p>
            </text:list-item>
            <text:list-item>
              <text:p text:style-name="P25">parallel processing </text:p>
            </text:list-item>
          </text:list>
        </text:list-item>
        <text:list-item>
          <text:p text:style-name="P25">Discussion of Literature</text:p>
          <text:list>
            <text:list-item>
              <text:p text:style-name="P25">Modal logic</text:p>
            </text:list-item>
            <text:list-item>
              <text:p text:style-name="P25">Logic of Knowledge</text:p>
            </text:list-item>
            <text:list-item>
              <text:p text:style-name="P25">tense logics </text:p>
            </text:list-item>
            <text:list-item>
              <text:p text:style-name="P25">Logic and theory of action </text:p>
            </text:list-item>
            <text:list-item>
              <text:p text:style-name="P25">Counterfactuals </text:p>
            </text:list-item>
            <text:list-item>
              <text:p text:style-name="P25">Communication process </text:p>
            </text:list-item>
          </text:list>
        </text:list-item>
      </text:list>
      <text:p text:style-name="P8"/>
      <text:list xml:id="list204318929409070" text:continue-list="list4003414139" text:style-name="WWNum1">
        <text:list-item>
          <text:p text:style-name="P84"><text:soft-page-break/>Tversky, A. and D. Kahneman (1974). Judgment under Uncertainty: Heuristics and Biases. Science 185: 1124-1131.</text:p>
        </text:list-item>
      </text:list>
      <text:list xml:id="list2112406645" text:style-name="L2">
        <text:list-item>
          <text:p text:style-name="P26">How probability is calculated and what causes error (different heuristics)?</text:p>
        </text:list-item>
        <text:list-item>
          <text:p text:style-name="P62"><text:span text:style-name="T6">Three heuristics are used to calculate the probability </text:span><text:span text:style-name="T7">(trial on human survey!!)</text:span></text:p>
          <text:list>
            <text:list-item>
              <text:p text:style-name="P26">Representativeness </text:p>
              <text:list>
                <text:list-item>
                  <text:p text:style-name="P26">One event to another event probability </text:p>
                </text:list-item>
                <text:list-item>
                  <text:p text:style-name="P27">Insensitivity to prior of outcomes </text:p>
                </text:list-item>
                <text:list-item>
                  <text:p text:style-name="P27">Insensitivity to sample size </text:p>
                </text:list-item>
                <text:list-item>
                  <text:p text:style-name="P28">Misconception of chance</text:p>
                </text:list-item>
                <text:list-item>
                  <text:p text:style-name="P28">Insensitivity to predictability <text:s/></text:p>
                </text:list-item>
                <text:list-item>
                  <text:p text:style-name="P28">The illusion of validity</text:p>
                </text:list-item>
                <text:list-item>
                  <text:p text:style-name="P28">Misconception of regression </text:p>
                </text:list-item>
              </text:list>
            </text:list-item>
            <text:list-item>
              <text:p text:style-name="P28">Availability </text:p>
              <text:list>
                <text:list-item>
                  <text:p text:style-name="P29">Frequency based</text:p>
                </text:list-item>
                <text:list-item>
                  <text:p text:style-name="P29">Biases due to the retrievability </text:p>
                </text:list-item>
                <text:list-item>
                  <text:p text:style-name="P63"><text:span text:style-name="T8">B</text:span><text:span text:style-name="T6">iases due to the effectiveness</text:span></text:p>
                </text:list-item>
                <text:list-item>
                  <text:p text:style-name="P30">Biases of imaginability </text:p>
                </text:list-item>
                <text:list-item>
                  <text:p text:style-name="P30">Illusory correction </text:p>
                </text:list-item>
              </text:list>
            </text:list-item>
            <text:list-item>
              <text:p text:style-name="P30">Adjustment and Anchoring </text:p>
              <text:list>
                <text:list-item>
                  <text:p text:style-name="P30">Insufficient Adjustment </text:p>
                </text:list-item>
                <text:list-item>
                  <text:p text:style-name="P31">Anchoring in the assessment of subjective probability distributions</text:p>
                </text:list-item>
              </text:list>
            </text:list-item>
          </text:list>
        </text:list-item>
        <text:list-item>
          <text:p text:style-name="P32">Discussion</text:p>
          <text:list>
            <text:list-item>
              <text:p text:style-name="P32">Cognitive biases</text:p>
            </text:list-item>
          </text:list>
        </text:list-item>
        <text:list-item>
          <text:p text:style-name="P32">Summary(Only required if needed)</text:p>
          <text:list>
            <text:list-item>
              <text:list>
                <text:list-header>
                  <text:p text:style-name="P57"><text:line-break/>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4320489034778" text:continue-list="list204318929409070" text:style-name="WWNum1">
        <text:list-item>
          <text:p text:style-name="P83"><text:soft-page-break/>Jacob Devlin, et al.: BERT: Pre-training of Deep Bidirectional Transformers for Language Understanding, 2018.</text:p>
        </text:list-item>
      </text:list>
      <text:list xml:id="list4024694576" text:style-name="L3">
        <text:list-item>
          <text:p text:style-name="P33">Language representation model (Bidirectional encoder representations from transformers) – <text:span text:style-name="T31">Figure 1 [overall system pre-train and fine tune]</text:span></text:p>
        </text:list-item>
        <text:list-item>
          <text:p text:style-name="P33">Pretrained with unlabeled data (Fine tune with one additional layers for other <text:span text:style-name="T28">down streaming language </text:span>tasks) <text:span text:style-name="T28">[Learns the relationship between sentences and word in sentences – Contextual representation]</text:span></text:p>
          <text:list>
            <text:list-item>
              <text:p text:style-name="P33">Next sentence prediction <text:span text:style-name="T30">[text pair reps]</text:span> <text:span text:style-name="T30">(just there!)</text:span></text:p>
            </text:list-item>
            <text:list-item>
              <text:p text:style-name="P33">Masked language model <text:span text:style-name="T30">(my kind of MLM :))</text:span></text:p>
            </text:list-item>
          </text:list>
        </text:list-item>
        <text:list-item>
          <text:p text:style-name="P34">Empirically powerful!</text:p>
        </text:list-item>
        <text:list-item>
          <text:p text:style-name="P34">Inspiration from the work of Radford et. al. <text:span text:style-name="T29">(GPT), ELMo (Peters et al.)</text:span></text:p>
        </text:list-item>
        <text:list-item>
          <text:p text:style-name="P35">Solves the unidirectional approaches in pretraining! <text:span text:style-name="T30">(MLM)</text:span></text:p>
          <text:list>
            <text:list-item>
              <text:p text:style-name="P35">GPT left to right. (Sometimes may worse!)</text:p>
            </text:list-item>
          </text:list>
        </text:list-item>
        <text:list-item>
          <text:p text:style-name="P36">Related works <text:span text:style-name="T31">(with a bit of Tx learning)</text:span></text:p>
          <text:list>
            <text:list-item>
              <text:p text:style-name="P36">Unsupervised feature-based </text:p>
              <text:list>
                <text:list-item>
                  <text:p text:style-name="P37">ELMo and Embeddings features</text:p>
                </text:list-item>
              </text:list>
            </text:list-item>
            <text:list-item>
              <text:p text:style-name="P36">Unsupervised fine-tuning based</text:p>
              <text:list>
                <text:list-item>
                  <text:p text:style-name="P37">Unlabeled pretrain and supervised down-stream train</text:p>
                </text:list-item>
              </text:list>
            </text:list-item>
          </text:list>
        </text:list-item>
        <text:list-item>
          <text:p text:style-name="P37">Methodology</text:p>
          <text:list>
            <text:list-item>
              <text:p text:style-name="P37">Model architecture <text:span text:style-name="T32">(backbone Vaswani et al transformers) [hidden layers, self attention heads]</text:span></text:p>
              <text:list>
                <text:list-item>
                  <text:p text:style-name="P38">BERT base (GPT comparable)</text:p>
                </text:list-item>
                <text:list-item>
                  <text:p text:style-name="P38">BERT Large</text:p>
                </text:list-item>
              </text:list>
            </text:list-item>
            <text:list-item>
              <text:p text:style-name="P38">Input/Output reps [figure 2]</text:p>
            </text:list-item>
            <text:list-item>
              <text:p text:style-name="P39">Pre-Training (two tasks) – BoodsCorpus, Wikipedia data</text:p>
              <text:list>
                <text:list-item>
                  <text:p text:style-name="P39">Masked LM (3.1) – fill in the blanks</text:p>
                </text:list-item>
                <text:list-item>
                  <text:p text:style-name="P39">NSP – Relation between sentences</text:p>
                </text:list-item>
              </text:list>
            </text:list-item>
            <text:list-item>
              <text:p text:style-name="P39">Fine tuning (single text and text pairs)</text:p>
              <text:list>
                <text:list-item>
                  <text:p text:style-name="P39">Self-attention layer (!)</text:p>
                </text:list-item>
                <text:list-item>
                  <text:p text:style-name="P40"><text:span text:style-name="T33">Swapping appropriate </text:span><text:span text:style-name="T34">(task-specific)</text:span><text:span text:style-name="T33"> input/output</text:span></text:p>
                </text:list-item>
                <text:list-item>
                  <text:p text:style-name="P41">Paraphase, entailment, VQA, text classification/tagging </text:p>
                </text:list-item>
              </text:list>
            </text:list-item>
          </text:list>
        </text:list-item>
        <text:list-item>
          <text:p text:style-name="P41">Experiments</text:p>
          <text:list>
            <text:list-item>
              <text:p text:style-name="P41">11 NLP tasks</text:p>
            </text:list-item>
            <text:list-item>
              <text:p text:style-name="P42">GLUE (<text:a xlink:type="simple" xlink:href="https://openreview.net/pdf?id=rJ4km2R5t70" text:style-name="Internet_20_link" text:visited-style-name="Visited_20_Internet_20_Link">https://openreview.net/pdf?id=rJ4km2R5t70</text:a>)</text:p>
            </text:list-item>
            <text:list-item>
              <text:p text:style-name="P42">SquAD</text:p>
            </text:list-item>
            <text:list-item>
              <text:p text:style-name="P42">SWAG</text:p>
            </text:list-item>
          </text:list>
        </text:list-item>
        <text:list-item>
          <text:p text:style-name="P42">Ablation studies</text:p>
        </text:list-item>
      </text:list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list xml:id="list204320057411990" text:continue-list="list204320489034778" text:style-name="WWNum1">
        <text:list-item>
          <text:p text:style-name="P85"><text:soft-page-break/>Fahlman, S. and Hinton,G. (1987) Connectionist Architectures for Artificial Intelligence, IEEE Computer 20(1):100-109.</text:p>
          <text:p text:style-name="P93"/>
        </text:list-item>
      </text:list>
      <text:list xml:id="list673600697" text:style-name="L4">
        <text:list-item>
          <text:p text:style-name="P43">problem with serial computing</text:p>
          <text:list>
            <text:list-item>
              <text:p text:style-name="P44">Memory (human commonsense) is hard to encode</text:p>
            </text:list-item>
          </text:list>
        </text:list-item>
        <text:list-item>
          <text:p text:style-name="P45">Inference in the noisy environment </text:p>
        </text:list-item>
        <text:list-item>
          <text:p text:style-name="P46">representation like human (how)</text:p>
        </text:list-item>
        <text:list-item>
          <text:p text:style-name="P47">requires parallel processing</text:p>
          <text:list>
            <text:list-item>
              <text:p text:style-name="P48">connectionist method?</text:p>
            </text:list-item>
            <text:list-item>
              <text:p text:style-name="P64"><text:span text:style-name="T9">Store pattern in the connections </text:span><text:span text:style-name="T10">[need many connections]</text:span><text:span text:style-name="T9"> </text:span></text:p>
            </text:list-item>
          </text:list>
        </text:list-item>
        <text:list-item>
          <text:p text:style-name="P49">connectionism</text:p>
          <text:list>
            <text:list-item>
              <text:p text:style-name="P50">Information stored inside the units </text:p>
            </text:list-item>
            <text:list-item>
              <text:p text:style-name="P51">Parallelism and search through units </text:p>
            </text:list-item>
            <text:list-item>
              <text:p text:style-name="P52">Massage passing </text:p>
            </text:list-item>
          </text:list>
        </text:list-item>
        <text:list-item>
          <text:p text:style-name="P53">Distributed representation</text:p>
        </text:list-item>
        <text:list-item>
          <text:p text:style-name="P60">[there are more]</text:p>
          <text:p text:style-name="P60"/>
          <text:p text:style-name="P60"/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list xml:id="list204319663313614" text:continue-numbering="true" text:style-name="L4">
        <text:list-header>
          <text:p text:style-name="P60"/>
          <text:p text:style-name="P58"><text:line-break/></text:p>
        </text:list-header>
      </text:list>
      <text:list xml:id="list204320121136031" text:continue-list="list204320057411990" text:style-name="WWNum1">
        <text:list-item>
          <text:p text:style-name="P86"><text:bookmark text:name="_heading=h.gjdgxs"/><text:soft-page-break/>Yosinski, J., Clune, J., Bengio, Y., &amp; Lipson, H. (2014). How transferable are features in deep neural networks? In Advances in neural information processing systems (pp. 3320-3328). </text:p>
        </text:list-item>
      </text:list>
      <text:list xml:id="list3404334192" text:style-name="L5">
        <text:list-header>
          <text:p text:style-name="P82"/>
          <text:list>
            <text:list-item>
              <text:p text:style-name="P65"><text:span text:style-name="T19">General (starting </text:span><text:span text:style-name="T20">bottom</text:span><text:span text:style-name="T21"> </text:span><text:span text:style-name="T19">layers) to specific features (end </text:span><text:span text:style-name="T21">side top </text:span><text:span text:style-name="T19">layers) – </text:span><text:span text:style-name="T22">can these be transferred [studied this transition, </text:span><text:span text:style-name="T23">experimentally quantify transfer-ability of layers??</text:span><text:span text:style-name="T22">]</text:span></text:p>
            </text:list-item>
            <text:list-item>
              <text:p text:style-name="P65">negative impact on the transfer-ability<text:tab/></text:p>
              <text:list>
                <text:list-item>
                  <text:p text:style-name="P65">Higher layers are too specific [for the task] – as it should</text:p>
                </text:list-item>
                <text:list-item>
                  <text:p text:style-name="P65"><text:span text:style-name="T23">Optimization problem between co-apaptive neurons while splitting tasks. </text:span><text:span text:style-name="T24">(!!) </text:span></text:p>
                </text:list-item>
              </text:list>
            </text:list-item>
            <text:list-item>
              <text:p text:style-name="P65">Image net experiments</text:p>
              <text:list>
                <text:list-item>
                  <text:p text:style-name="P65"><text:span text:style-name="T25"><text:s/>Who dominates, </text:span><text:span text:style-name="T20">where and how dominates? </text:span></text:p>
                  <text:list>
                    <text:list-item>
                      <text:p text:style-name="P65"><text:span text:style-name="T20">T</text:span><text:span text:style-name="T18">x decrease when distance increases</text:span></text:p>
                    </text:list-item>
                  </text:list>
                </text:list-item>
                <text:list-item>
                  <text:p text:style-name="P66"><text:span text:style-name="T11">Almost better then random initialization </text:span><text:span text:style-name="T12">(boost the task with fine tuning)</text:span></text:p>
                </text:list-item>
              </text:list>
            </text:list-item>
            <text:list-item>
              <text:p text:style-name="P70">General neurons [bottom layers learns filtering], Specific layers [final softmax layers maps task with the neurons]</text:p>
            </text:list-item>
            <text:list-item>
              <text:p text:style-name="P71">RQ – Quantify transfer, where transfer occurs [distributed or sharp?], how transition occurs</text:p>
            </text:list-item>
            <text:list-item>
              <text:p text:style-name="P72">Transfer learning</text:p>
              <text:list>
                <text:list-item>
                  <text:p text:style-name="P73">Base task [train first] to specific task</text:p>
                </text:list-item>
              </text:list>
            </text:list-item>
            <text:list-item>
              <text:p text:style-name="P74">Contributions</text:p>
              <text:list>
                <text:list-item>
                  <text:p text:style-name="P75">Quantify transfer-ability, layer-by-layer transfer-ability and transition. </text:p>
                  <text:list>
                    <text:list-item>
                      <text:p text:style-name="P76">Performance degradation [two issues – see above]</text:p>
                    </text:list-item>
                    <text:list-item>
                      <text:p text:style-name="P76">How transfer benefit decrease</text:p>
                    </text:list-item>
                    <text:list-item>
                      <text:p text:style-name="P67"><text:span text:style-name="T13">random weights, fine tuning, layer-freezing </text:span><text:span text:style-name="T14">[in lower section]</text:span></text:p>
                    </text:list-item>
                    <text:list-item>
                      <text:p text:style-name="P77">Layer initialization from base tasks performs better</text:p>
                    </text:list-item>
                  </text:list>
                </text:list-item>
              </text:list>
            </text:list-item>
            <text:list-item>
              <text:p text:style-name="P78">Experiments</text:p>
              <text:list>
                <text:list-item>
                  <text:p text:style-name="P78">Overlap and non-overlapping class (A &amp; B)</text:p>
                </text:list-item>
                <text:list-item>
                  <text:p text:style-name="P78">Selffer networks (B to B)</text:p>
                </text:list-item>
                <text:list-item>
                  <text:p text:style-name="P78">Transfer network (A to B)</text:p>
                </text:list-item>
                <text:list-item>
                  <text:p text:style-name="P79">Use different trained layer for new tasks</text:p>
                </text:list-item>
                <text:list-item>
                  <text:p text:style-name="P68"><text:span text:style-name="T16">Figure 1: Example (+ means no freezing)</text:span><text:span text:style-name="T15"> </text:span></text:p>
                </text:list-item>
              </text:list>
            </text:list-item>
            <text:list-item>
              <text:p text:style-name="P80">Experimental setup</text:p>
              <text:list>
                <text:list-item>
                  <text:p text:style-name="P81">Similar dataset</text:p>
                </text:list-item>
                <text:list-item>
                  <text:p text:style-name="P81">Dissimilar dataset </text:p>
                </text:list-item>
                <text:list-item>
                  <text:p text:style-name="P69"><text:span text:style-name="T17">Random initialization</text:span><text:span text:style-name="T1"><text:line-break/></text:span></text:p>
                </text:list-item>
              </text:list>
            </text:list-item>
          </text:list>
        </text:list-header>
      </text:list>
      <text:list xml:id="list204319625943181" text:continue-list="list204320121136031" text:style-name="WWNum1">
        <text:list-item>
          <text:p text:style-name="P83">Alavi, M. and D. E. Leidner (2001). Knowledge Management and Knowledge Management Systems: Conceptual Foundations and Research Issues. MIS Quarterly 25(1): 107-136.<text:line-break/></text:p>
        </text:list-item>
        <text:list-item>
          <text:p text:style-name="P83"><text:soft-page-break/>Bolukbasi, Tolga, et al. "Man is to computer programmer as woman is to homemaker? Debiasing word embeddings." Advances in Neural Information Processing Systems. 2016.</text:p>
        </text:list-item>
      </text:list>
      <text:p text:style-name="P8"/>
      <text:list xml:id="list204318829283964" text:continue-numbering="true" text:style-name="WWNum1">
        <text:list-item>
          <text:p text:style-name="P91"><text:span text:style-name="T1">Woodridge, M., &amp; Jennings, N. R. (1995). Intelligent Agents: Theory and Practice. </text:span><text:span text:style-name="T4">The Knowledge Engineering Review</text:span><text:span text:style-name="T1">,10(2), 115-152.</text:span></text:p>
        </text:list-item>
      </text:list>
      <text:p text:style-name="P8"/>
      <text:list xml:id="list204319794200220" text:continue-numbering="true" text:style-name="WWNum1">
        <text:list-item>
          <text:p text:style-name="P89">Lawrence Page, Sergey Brin, Rajeev Motwani, Terry Winograd (1998). The PageRank citation ranking: Bringing order to the Web. 1998. Available at http://ilpubs.stanford.edu:8090/422/1/1999-66.pdf</text:p>
        </text:list-item>
      </text:list>
      <text:p text:style-name="P9"/>
      <text:list xml:id="list204319620085420" text:continue-numbering="true" text:style-name="WWNum1">
        <text:list-item>
          <text:p text:style-name="P83">Wang, F-Y., Zeng, D., Carley, K. M., &amp; Mao, W. (2007). Social Computing: From Social Informatics to Social intelligence. IEEE Intelligent Systems, 22(2), 79-83.</text:p>
        </text:list-item>
      </text:list>
      <text:p text:style-name="P8"/>
      <text:list xml:id="list204320421016060" text:continue-numbering="true" text:style-name="WWNum1">
        <text:list-item>
          <text:p text:style-name="P83">Gueorgi Kossinets and Duncan J. Watts (2006), Empirical Analysis of an Evolving Social Network, Science, 311 (5757), 88-90.<text:line-break/></text:p>
        </text:list-item>
        <text:list-item>
          <text:p text:style-name="P83">Adomavicius, G. and Tuzhillin, A. Toward the Next Generation of Recommender Systems: A Survey of the State-of-the-Art and Possible Extensions. IEEE Transactions on Knowledge and Data Engineering. 17(6), June 2005, 734-749.</text:p>
        </text:list-item>
      </text:list>
      <text:p text:style-name="P10"/>
      <text:list xml:id="list204320208223214" text:continue-numbering="true" text:style-name="WWNum1">
        <text:list-item>
          <text:p text:style-name="P89">Koren, Y., Bell, R., &amp; Volinsky, C. (2009). Matrix factorization techniques for recommender systems. Computer, 42(8).</text:p>
        </text:list-item>
      </text:list>
      <text:p text:style-name="P9"/>
      <text:list xml:id="list204318931621886" text:continue-numbering="true" text:style-name="WWNum1">
        <text:list-item>
          <text:p text:style-name="P83">Sung-Pil Choi and Sung-HyonMyaeng (2012) Terminological Paraphrase Extraction from Scientific Literature Based on Predicate Argument Tuples. Journal of Information Science, 38(6) 593–611.</text:p>
        </text:list-item>
      </text:list>
      <text:p text:style-name="P10"/>
      <text:list xml:id="list204319484505583" text:continue-numbering="true" text:style-name="WWNum1">
        <text:list-item>
          <text:p text:style-name="P89">Griffiths, T. L., &amp; Steyvers, M. (2004). Finding scientific topics. Proceedings of the National academy of Sciences, 101(suppl 1), 5228-5235.<text:line-break/></text:p>
        </text:list-item>
        <text:list-item>
          <text:p text:style-name="P89">A L Berger, S A Della Pietra, V J Della Pietra (1996). A Maximum Entropy Approach to Natural Language Processing. Computational Linguistics, 1996.</text:p>
        </text:list-item>
      </text:list>
      <text:p text:style-name="P9"/>
      <text:list xml:id="list204319111692703" text:continue-numbering="true" text:style-name="WWNum1">
        <text:list-item>
          <text:p text:style-name="P83">M. Simpson, and D. Demner-Fushman (2012) Biomedical Text Mining: A Survey of Recent Progress. C.C. Aggarwal and C.X. Zhai (eds.). Mining Text Data, Springer.</text:p>
        </text:list-item>
      </text:list>
      <text:p text:style-name="P2"/>
      <text:list xml:id="list204319167931075" text:continue-numbering="true" text:style-name="WWNum1">
        <text:list-item>
          <text:p text:style-name="P94">LeCun, Yann, Yoshua Bengio, and Geoffrey Hinton <text:s/>(2015). Deep Learning, Nature 521( 7553), <text:s/>436-444.</text:p>
        </text:list-item>
      </text:list>
      <text:p text:style-name="P11"/>
      <text:list xml:id="list204320091716075" text:continue-numbering="true" text:style-name="WWNum1">
        <text:list-item>
          <text:p text:style-name="P95"><text:span text:style-name="T1">C J C Burges (1998). A Tutorial on Support Vector Machines for Pattern Recognition. Data Mining and Knowledge Discovery. 2, p. 121-167. Available at </text:span><text:a xlink:type="simple" xlink:href="http://research.microsoft.com/pubs/67119/svmtutorial.pdf" text:style-name="Standard" text:visited-style-name="Standard"><text:span text:style-name="T3">http://research.microsoft.com/pubs/67119/svmtutorial.pdf</text:span></text:a></text:p>
        </text:list-item>
        <text:list-item>
          <text:p text:style-name="P92"><text:soft-page-break/><text:span text:style-name="T1">Mikolov, T., Sutskever, I., Chen, K., Corrado, G. S., &amp; Dean, J. (2013). Distributed representations of words and phrases and their compositionality. In Advances in neural information processing systems (pp. 3111-3119).</text:span><text:span text:style-name="T2"><text:line-break/></text:span></text:p>
        </text:list-item>
        <text:list-item>
          <text:p text:style-name="P90">Ghahramani, Z., &amp; Jordan, M. I. (1997). Factorial Hidden Markov models, Machine Learning, 29, pp. 245–273<text:line-break/></text:p>
        </text:list-item>
        <text:list-item>
          <text:p text:style-name="P90">Demetrios Zeinalipour-Yazti, Christos Laoudias, Constandinos Costa, Michail Vlachos, Maria I. Andreou, Dimitrios Gunopulos (2013). Crowd sourced Trace Similarity with Smartphones, IEEE Transactions on Knowledge &amp; Data Engineering, vol.25, no. 6, pp. 1240-1253, June 2013<text:line-break/></text:p>
        </text:list-item>
        <text:list-item>
          <text:p text:style-name="P83">Anind K. Dey, Daniel Salber and Gregory D. Abowd (2001). A Conceptual Framework and a Toolkit for Supporting the Rapid Prototyping of Context-aware Applications. Human Computer Interaction. 16 (2-4), pp. 97-166</text:p>
        </text:list-item>
      </text:list>
      <text:p text:style-name="P2"/>
      <text:list xml:id="list204320364495835" text:continue-numbering="true" text:style-name="WWNum1">
        <text:list-item>
          <text:p text:style-name="P90">Philemon Brakel and Dirk Stroobandt and Benjamin Schrauwen, Training Energy-Based Models for Time-Series Imputation, Journal of Machine Learning Research, pp. 2771-2797, 2013<text:line-break/></text:p>
        </text:list-item>
        <text:list-item>
          <text:p text:style-name="P91"><text:span text:style-name="T2">Abbasi, Ahmed; Zhang, Zhu; Zimbra, David; Chen, Hsinchun; and Nunamaker, Jay F. Jr.. (2010). "Detecting Fake Websites: The Contribution of Statistical Learning Theory," </text:span><text:span text:style-name="T5">MIS Quarterly</text:span><text:span text:style-name="T2">, (34: 3) pp.435-461.<text:line-break/></text:span></text:p>
        </text:list-item>
        <text:list-item>
          <text:p text:style-name="P87">Hevner, A.R., March, S.T., Jinsoo Park, J. and Ram, S. (2004).Design Science in Information Systems Research. MIS Quarterly. 28(1), 75-105.<text:line-break/></text:p>
        </text:list-item>
        <text:list-item>
          <text:p text:style-name="P87">BERNERS-LEE, TIM, JAMES HENDLER, and ORA LASSILA. "THE SEMANTIC WEB." Scientific American 284, no. 5 (2001): 34-43. http://www.jstor.org/stable/26059207.<text:line-break/></text:p>
        </text:list-item>
        <text:list-item>
          <text:p text:style-name="P87">Airoldi, E. M., Blei, D. M., Fienberg, S. E., &amp; Xing, E. P. (2008). Mixed membership stochastic blockmodels. Journal of Machine Learning Research, 9(Sep), 1981-2014.<text:line-break/></text:p>
        </text:list-item>
        <text:list-item>
          <text:p text:style-name="P88">Goodfellow, Ian, Jean Pouget-Abadie, Mehdi Mirza, Bing Xu, David Warde-Farley, Sherjil Ozair, Aaron Courville, and Yoshua Bengio. "Generative adversarial nets." In Advances in neural information processing systems, pp. 2672-2680. 2014.</text:p>
          <text:p text:style-name="P96"/>
          <text:p text:style-name="P96"><text:line-break/><text:line-break/><text:line-break/><text:line-break/></text:p>
        </text:list-item>
        <text:list-item>
          <text:p text:style-name="P87"><text:soft-page-break/>Blei, D. M. (2014). Build, compute, critique, repeat: Data analysis with latent variable models. Annual Review of Statistics and Its Application, 1, 203-232. <text:s/></text:p>
        </text:list-item>
      </text:list>
      <text:list xml:id="list3234826927" text:style-name="L6">
        <text:list-header>
          <text:p text:style-name="P54"/>
        </text:list-header>
        <text:list-item>
          <text:p text:style-name="P54">Summary</text:p>
          <text:list>
            <text:list-item>
              <text:p text:style-name="P54">probabilistic Graphical model <text:span text:style-name="T35">[formulate latent variable model]</text:span></text:p>
            </text:list-item>
            <text:list-item>
              <text:p text:style-name="P54">Mean field Variational inference <text:span text:style-name="T35">[algo to approximate conditional distribution]</text:span></text:p>
            </text:list-item>
            <text:list-item>
              <text:p text:style-name="P54">How to solve problem using latent variable model</text:p>
            </text:list-item>
          </text:list>
        </text:list-item>
        <text:list-item>
          <text:p text:style-name="P55">Latent Variable models</text:p>
          <text:list>
            <text:list-item>
              <text:p text:style-name="P55">Mixture models </text:p>
              <text:list>
                <text:list-item>
                  <text:p text:style-name="P55">Data are clustered and come from the distribution of the cluster. </text:p>
                </text:list-item>
              </text:list>
            </text:list-item>
            <text:list-item>
              <text:p text:style-name="P55">Observation, hidden variable and parameters. </text:p>
            </text:list-item>
          </text:list>
        </text:list-item>
        <text:list-item>
          <text:p text:style-name="P56">Problem in explanation of equation 10!!</text:p>
        </text:list-item>
      </text:list>
      <text:p text:style-name="P98"><text:span text:style-name="T36">[Good Link](</text:span><text:a xlink:type="simple" xlink:href="https://towardsdatascience.com/dirichlet-distribution-a82ab942a879" text:style-name="Internet_20_link" text:visited-style-name="Visited_20_Internet_20_Link"><text:span text:style-name="T36">https://towardsdatascience.com/dirichlet-distribution-a82ab942a879</text:span></text:a><text:span text:style-name="T36">)</text:span></text:p>
      <text:p text:style-name="P97"><text:span text:style-name="T37">[more note](http://legacydirs.umiacs.umd.edu/~xyang35/files/understanding-variational-lower.pdf)</text:span><text:line-break/></text:p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-link-wrapp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idden" style:family="text" style:parent-style-name="Default_20_Paragraph_20_Font"/>
    <style:style style:name="medium-fon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-first-element" style:family="text" style:parent-style-name="Default_20_Paragraph_20_Font"/>
    <style:style style:name="cit-auth" style:family="text" style:parent-style-name="Default_20_Paragraph_20_Font"/>
    <style:style style:name="cit-sep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cit-print-date" style:family="text" style:parent-style-name="Default_20_Paragraph_20_Font"/>
    <style:style style:name="cit-vol" style:family="text" style:parent-style-name="Default_20_Paragraph_20_Font"/>
    <style:style style:name="cit-issue" style:family="text" style:parent-style-name="Default_20_Paragraph_20_Font"/>
    <style:style style:name="cit-first-page" style:family="text" style:parent-style-name="Default_20_Paragraph_20_Font"/>
    <style:style style:name="cit-last-pag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1T02:00:00</meta:creation-date>
    <meta:initial-creator>z</meta:initial-creator>
    <meta:generator>LibreOffice/6.4.6.2$Linux_X86_64 LibreOffice_project/40$Build-2</meta:generator>
    <dc:date>2021-01-20T20:43:18.692036506</dc:date>
    <meta:editing-duration>P3DT8H10M34S</meta:editing-duration>
    <meta:editing-cycles>58</meta:editing-cycles>
    <meta:document-statistic meta:table-count="0" meta:image-count="0" meta:object-count="0" meta:page-count="8" meta:paragraph-count="179" meta:word-count="1529" meta:character-count="10426" meta:non-whitespace-character-count="9162"/>
  </office:meta>
</office:document-meta>
</file>